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xi Sans" fo:font-size="32pt"/>
    </style:style>
    <style:style style:name="P2" style:family="paragraph" style:parent-style-name="Standard">
      <style:paragraph-properties fo:text-align="start" style:justify-single-word="false"/>
      <style:text-properties style:font-name="Luxi Sans" fo:font-size="14pt"/>
    </style:style>
    <style:style style:name="P3" style:family="paragraph" style:parent-style-name="Standard">
      <style:paragraph-properties fo:text-align="start" style:justify-single-word="false"/>
      <style:text-properties style:font-name="Luxi Sans" fo:font-size="14pt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font-name="Luxi Sans" fo:font-size="14pt" style:text-underline-style="solid" style:text-underline-width="auto" style:text-underline-color="font-color" fo:font-weight="bold"/>
    </style:style>
    <style:style style:name="P5" style:family="paragraph" style:parent-style-name="Standard">
      <style:paragraph-properties fo:text-align="start" style:justify-single-word="false"/>
      <style:text-properties style:font-name="Luxi Sans" fo:font-size="14pt"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uxi Sans" fo:font-size="14pt" style:text-underline-style="none" fo:font-weight="bold"/>
    </style:style>
    <style:style style:name="P7" style:family="paragraph" style:parent-style-name="Standard">
      <style:paragraph-properties fo:text-align="start" style:justify-single-word="false"/>
      <style:text-properties style:font-name="Luxi Sans" fo:font-size="14pt" style:text-underline-style="none" fo:font-weight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Luxi Sans" fo:font-size="14pt"/>
    </style:style>
    <style:style style:name="P10" style:family="paragraph" style:parent-style-name="Standard">
      <style:paragraph-properties fo:text-align="start" style:justify-single-word="false"/>
      <style:text-properties style:font-name="Luxi Sans" fo:font-size="14pt" style:text-underline-style="none" fo:font-weight="bold"/>
    </style:style>
    <style:style style:name="T1" style:family="text">
      <style:text-properties style:font-name="Luxi Sans" fo:font-size="14pt" style:text-underline-style="none"/>
    </style:style>
    <style:style style:name="T2" style:family="text">
      <style:text-properties style:font-name="Luxi Sans" fo:font-size="14pt" style:text-underline-style="none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ES-Perl Language Guide</text:p>
      <text:p text:style-name="P2"/>
      <text:p text:style-name="P2"/>
      <text:p text:style-name="P2">Author: salsaman at xs4all.nl</text:p>
      <text:p text:style-name="P2">Version 1.0</text:p>
      <text:p text:style-name="P2">Date: 18/04/2009</text:p>
      <text:p text:style-name="P2"/>
      <text:p text:style-name="P2">Changelog</text:p>
      <text:p text:style-name="P2">Version 0.3 – added details of returning errors, fixed some typos.</text:p>
      <text:p text:style-name="P2">Version 0.4 – RFX string support added.</text:p>
      <text:p text:style-name="P2">Version 0.5 – bring up to date</text:p>
      <text:p text:style-name="P2">Version 0.6 – add note about frame range</text:p>
      <text:p text:style-name="P2">Version 1.0 – finalise version for LiVES 1.0 release</text:p>
      <text:p text:style-name="P2"/>
      <text:p text:style-name="P2">This document is a guide to LiVES-Perl, which is a scripting language used in the implementation of RFX plugins in LiVES.</text:p>
      <text:p text:style-name="P2"/>
      <text:p text:style-name="P2">See also: RFX.spec, RFX Builder Window Manual.</text:p>
      <text:p text:style-name="P2"/>
      <text:p text:style-name="P2"/>
      <text:p text:style-name="P2">LiVES-Perl is slightly different depending on whether it is being used for a code section (Pre/Loop/Post code) or for a trigger.</text:p>
      <text:p text:style-name="P2"/>
      <text:p text:style-name="P3">Pre/Loop/Post code</text:p>
      <text:p text:style-name="P3"/>
      <text:p text:style-name="P5">LiVES-Perl is essentially Perl, but with some extra variables and subroutines.</text:p>
      <text:p text:style-name="P5">The extra variables are:</text:p>
      <text:p text:style-name="P5"/>
      <text:p text:style-name="P5">$p0 : the value of the first parameter for num, bool, or string type parameters</text:p>
      <text:p text:style-name="P5">$p0_red : the red value of the first parameter for colRGB24 type parameters</text:p>
      <text:p text:style-name="P5">$p0_green: green value</text:p>
      <text:p text:style-name="P5">$p0_blue: blue value</text:p>
      <text:p text:style-name="P5"/>
      <text:p text:style-name="P5">etc.</text:p>
      <text:p text:style-name="P5"/>
      <text:p text:style-name="P5">$start : the first frame to be processed (always &gt;=1)</text:p>
      <text:p text:style-name="P5">$end : the last frame to be processed</text:p>
      <text:p text:style-name="P5"><text:soft-page-break/>$width : the width of frames in input channel 1</text:p>
      <text:p text:style-name="P5">$height : the height of frames in input channel 1</text:p>
      <text:p text:style-name="P5">$img_ext : the image extension for input frames (e.g. “.jpg”)</text:p>
      <text:p text:style-name="P5">$out_ext : the extension to be used for output frames (e.g. “.mgk”)</text:p>
      <text:p text:style-name="P5"/>
      <text:p text:style-name="P5">In the loop code:</text:p>
      <text:p text:style-name="P5">$in : the input image to be processed</text:p>
      <text:p text:style-name="P5">$out : the output image to be generated</text:p>
      <text:p text:style-name="P5">$frame : the current frame number of the input frame ($start&lt;=$frame&lt;=$end)</text:p>
      <text:p text:style-name="P5"/>
      <text:p text:style-name="P5">For transitions:</text:p>
      <text:p text:style-name="P5">$in2 : the second input image to be processed</text:p>
      <text:p text:style-name="P5">$width2 : the width of frames in input channel 2</text:p>
      <text:p text:style-name="P5">$height2 : the height of frames in input channel 2</text:p>
      <text:p text:style-name="P5"/>
      <text:p text:style-name="P5">For mixers:</text:p>
      <text:p text:style-name="P5"/>
      <text:p text:style-name="P5">$inn : the nth input image to be processed (or “” for unused)</text:p>
      <text:p text:style-name="P5">$widthn : the width of frames in input channel n (or 0 for unused)</text:p>
      <text:p text:style-name="P5">$heightn : the height of frames in input channel n (or 0 for unused)</text:p>
      <text:p text:style-name="P5"/>
      <text:p text:style-name="P5"/>
      <text:p text:style-name="P5"><text:span text:style-name="T4">Note</text:span>: in general, only frames numbered $i where $start &lt;= $i &lt;= $frame are available for use. Should a frame outside this range be required, the caller should check whether it exists before attempting to use it.</text:p>
      <text:p text:style-name="P5"/>
      <text:p text:style-name="P5"><text:s text:c="2"/></text:p>
      <text:p text:style-name="P5"/>
      <text:p text:style-name="P5">These variables represent more convenient versions of commands:</text:p>
      <text:p text:style-name="P5"/>
      <text:p text:style-name="P5">$convert_command : <text:span text:style-name="T3">this should be used instead of “convert”</text:span> as it will guarantee preserving the palette, image type of the output image.</text:p>
      <text:p text:style-name="P5"/>
      <text:p text:style-name="P5">$composite_command : <text:span text:style-name="T3">this should be used instead of “composite”</text:span> as it will guarantee preserving the palette, image type of the output image.</text:p>
      <text:p text:style-name="P5"/>
      <text:p text:style-name="P5"/>
      <text:p text:style-name="P5">There are also some extra subroutines:</text:p>
      <text:p text:style-name="P5"><text:soft-page-break/></text:p>
      <text:p text:style-name="P5"><text:span text:style-name="T3">&amp;mkname($i)</text:span> : returns the image name for the nth frame. You may need to </text:p>
      <text:p text:style-name="P5">concatenate this with $img_ext or $out_ext. Result can be used as $name in other subroutines.</text:p>
      <text:p text:style-name="P6"/>
      <text:p text:style-name="P6"/>
      <text:p text:style-name="P5"><text:span text:style-name="T3">&amp;trim_frame ($name,$width,$height,$x,$y,$nwidth,$height)</text:span> : trims frame $name$input_ext to $nwidthx$nehight, offset +$x, +$y. $input_ext and $antialias can be set; the default for $input_ext is $img_ext. Output file name is $name$resize_ext.</text:p>
      <text:p text:style-name="P5"/>
      <text:p text:style-name="P5">Requires convert.</text:p>
      <text:p text:style-name="P5"/>
      <text:p text:style-name="P5"/>
      <text:p text:style-name="P5"><text:span text:style-name="T3">&amp;resize_frame ($name,$width,$height)</text:span> : resizes frame $name$input_ext to $nwidthx$nehight. $input_ext and $antialias can be set; the default for $input_ext is $img_ext. Output file name is $name$resize_ext.</text:p>
      <text:p text:style-name="P5"/>
      <text:p text:style-name="P5">Requires convert.</text:p>
      <text:p text:style-name="P5"/>
      <text:p text:style-name="P5"/>
      <text:p text:style-name="P8"><text:span text:style-name="T2">&amp;zoom_frame($name,$centre_x,$centre_y,$width,$height,$rscale)</text:span><text:span text:style-name="T1"> : zooms into file $name$input_ext at centre $centre_x, $centre_y, magnification $rscale.</text:span></text:p>
      <text:p text:style-name="P5">$rscale can be&gt;1 or &lt;1. $width and $height are size of input and output images. Output image is $name$resize_ext. $antialias can be set true/false.</text:p>
      <text:p text:style-name="P5"/>
      <text:p text:style-name="P5">Requires convert.</text:p>
      <text:p text:style-name="P5"/>
      <text:p text:style-name="P5"/>
      <text:p text:style-name="P5"><text:span text:style-name="T3">&amp;trim_centre ($name,$nwidth,$nheight)</text:span> : trims the centre of frame $name$input_ext to produce $name$resize_ext. The default for $input_ext is $img_ext. If the new width or height is larger than the input file width and height, frame will be composited over a background frame. This is used mainly for spin size correction.</text:p>
      <text:p text:style-name="P5"/>
      <text:p text:style-name="P5">Requires convert and composite.</text:p>
      <text:p text:style-name="P5"/>
      <text:p text:style-name="P5"/>
      <text:p text:style-name="P5"><text:soft-page-break/><text:span text:style-name="T3">&amp;rc_get($key)</text:span> : returns value of &lt;key&gt;&lt;/key&gt; from ~/.lives</text:p>
      <text:p text:style-name="P6"/>
      <text:p text:style-name="P6"/>
      <text:p text:style-name="P5"><text:span text:style-name="T3">&amp;get_image_size($file)</text:span> : returns $hsize and $vsize (width and height) of image.</text:p>
      <text:p text:style-name="P5">Set $imresact before calling this. $imresact can be one of:</text:p>
      <text:p text:style-name="P5">none – return true image size</text:p>
      <text:p text:style-name="P5">default – return default image size (not very useful probably)</text:p>
      <text:p text:style-name="P5">bound – default size is a bound for width/height. Maintain aspect.</text:p>
      <text:p text:style-name="P5"/>
      <text:p text:style-name="P5">Requires “<text:span text:style-name="T3">identify</text:span>” from ImageMagick.</text:p>
      <text:p text:style-name="P5"/>
      <text:p text:style-name="P5"/>
      <text:p text:style-name="P5"><text:span text:style-name="T4">&amp;sig_error</text:span>($msg1, $msg2, $msg3, $msg4) :</text:p>
      <text:p text:style-name="P5"><text:s/>returns an error to the front end, and exits with a code of 1. $msg strings are optional, and should not contain newline characters.</text:p>
      <text:p text:style-name="P5"/>
      <text:p text:style-name="P5"/>
      <text:p text:style-name="P5"><text:span text:style-name="T4">&amp;location</text:span>($exe) : returns location of an executable, or “”</text:p>
      <text:p text:style-name="P5"/>
      <text:p text:style-name="P5"/>
      <text:p text:style-name="P5"><text:span text:style-name="T4">&amp;RGB24_to_string</text:span>($red,$green,$blue) : returns e.g. '#FFFFFF'</text:p>
      <text:p text:style-name="P5"/>
      <text:p text:style-name="P5"/>
      <text:p text:style-name="P5"><text:span text:style-name="T4">&amp;count_frames</text:span>(): returns number of frames total in the current clip</text:p>
      <text:p text:style-name="P5"/>
      <text:p text:style-name="P3">Trigger code</text:p>
      <text:p text:style-name="P3"/>
      <text:p text:style-name="P5">LiVES-Perl is essentially Perl, but with some extra variables and subroutines.</text:p>
      <text:p text:style-name="P5">The extra variables are:</text:p>
      <text:p text:style-name="P5"/>
      <text:p text:style-name="P5">$p0 : the value of the first parameter for num, bool, or string type parameters</text:p>
      <text:p text:style-name="P5">$p0_red : the red value of the first parameter for colRGB24 type parameters</text:p>
      <text:p text:style-name="P5">$p0_green: green value</text:p>
      <text:p text:style-name="P5">$p0_blue: blue value</text:p>
      <text:p text:style-name="P5"/>
      <text:p text:style-name="P5"/>
      <text:p text:style-name="P5">$p0_max : maximum <text:s/>value of first parameter (num <text:s/>types only)</text:p>
      <text:p text:style-name="P5"><text:soft-page-break/>$p0_min : maximum value of first parameter (num types only)</text:p>
      <text:p text:style-name="P5"/>
      <text:p text:style-name="P5"/>
      <text:p text:style-name="P5">etc.</text:p>
      <text:p text:style-name="P5"/>
      <text:p text:style-name="P5">$start : the first frame to be processed (&gt;=1)</text:p>
      <text:p text:style-name="P5">$end : the last frame to be processed</text:p>
      <text:p text:style-name="P5">$last : the last frame in the clip (always &gt;= $end)</text:p>
      <text:p text:style-name="P5">$width : the width of frames in input channel 1</text:p>
      <text:p text:style-name="P5">$height : the height of frames in input channel 1</text:p>
      <text:p text:style-name="P5"/>
      <text:p text:style-name="P5">for transitions:</text:p>
      <text:p text:style-name="P5"/>
      <text:p text:style-name="P5">$width2 : the width of frames in input channel 2</text:p>
      <text:p text:style-name="P5">$height2 : the width of frames in input channel 2</text:p>
      <text:p text:style-name="P5"/>
      <text:p text:style-name="P5">for mixers:</text:p>
      <text:p text:style-name="P5"/>
      <text:p text:style-name="P5">$widthn : the width of frames in input channel n (or 0 for unused)</text:p>
      <text:p text:style-name="P5">$heightn : the width of frames in input channel n (or 0 for unused)</text:p>
      <text:p text:style-name="P5"/>
      <text:p text:style-name="P5">Note:</text:p>
      <text:p text:style-name="P5">In the “init” trigger, you can use the same subroutines as you can in the Pre/Loop/Post code.</text:p>
      <text:p text:style-name="P5"/>
      <text:p text:style-name="P6">The other (parameter) <text:s/>triggers <text:s/>are <text:s/>intended <text:s/>as 'lightweight' <text:s/>triggers, and <text:s/>you may <text:s/>use the <text:s/>variables <text:s/>but <text:s/>not <text:s/>any of <text:s/>the <text:s/>subroutines <text:s/>in those.</text:p>
      <text:p text:style-name="P6"/>
      <text:p text:style-name="P6"/>
      <text:p text:style-name="P6"/>
      <text:p text:style-name="P6"/>
      <text:p text:style-name="P6"/>
      <text:p text:style-name="P6"/>
      <text:p text:style-name="P4">Returning <text:s/>errors</text:p>
      <text:p text:style-name="P7">In the triggers, errors are simply returned on stdout <text:s/>with an exit code of 1, e.g.:</text:p>
      <text:p text:style-name="P7"/>
      <text:p text:style-name="P7">print “error message\nmore error”; exit 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4-07-23T14:03:05</meta:creation-date>
    <dc:creator>salsaman</dc:creator>
    <dc:date>2009-04-18T15:58:09</dc:date>
    <dc:language>en-US</dc:language>
    <meta:editing-cycles>17</meta:editing-cycles>
    <meta:editing-duration>PT6H45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95" meta:word-count="986" meta:character-count="5744"/>
  </office:meta>
</office:document-meta>
</file>